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1" svg:font-family="Lato" style:font-pitch="variable"/>
    <style:font-face style:name="Lato" svg:font-family="La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1"/>
    </style:style>
    <style:style style:name="P2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1" fo:font-weight="bold" style:font-weight-asian="bold" style:font-weight-complex="bold"/>
    </style:style>
    <style:style style:name="P3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1" officeooo:rsid="00272609"/>
    </style:style>
    <style:style style:name="P4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1" officeooo:rsid="00272609" officeooo:paragraph-rsid="00272609"/>
    </style:style>
    <style:style style:name="P5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1" officeooo:rsid="00272609" officeooo:paragraph-rsid="00896349"/>
    </style:style>
    <style:style style:name="P6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1" fo:font-weight="bold" officeooo:paragraph-rsid="008afc65" style:font-weight-asian="bold" style:font-weight-complex="bold"/>
    </style:style>
    <style:style style:name="P7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paragraph-rsid="00896349"/>
    </style:style>
    <style:style style:name="P8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rsid="008afc65" officeooo:paragraph-rsid="008afc65"/>
    </style:style>
    <style:style style:name="T1" style:family="text">
      <style:text-properties officeooo:rsid="001e63b7"/>
    </style:style>
    <style:style style:name="T2" style:family="text">
      <style:text-properties style:font-name="Lato1"/>
    </style:style>
    <style:style style:name="T3" style:family="text">
      <style:text-properties style:font-name="Lato1" officeooo:rsid="004163e3"/>
    </style:style>
    <style:style style:name="T4" style:family="text">
      <style:text-properties style:font-name="Lato1" officeooo:rsid="0035de79"/>
    </style:style>
    <style:style style:name="T5" style:family="text">
      <style:text-properties style:font-name="Lato1" officeooo:rsid="0089534a"/>
    </style:style>
    <style:style style:name="T6" style:family="text">
      <style:text-properties style:font-name="Lato1" officeooo:rsid="00896349"/>
    </style:style>
    <style:style style:name="T7" style:family="text">
      <style:text-properties style:font-name="Lato1" officeooo:rsid="008afc65"/>
    </style:style>
    <style:style style:name="T8" style:family="text">
      <style:text-properties officeooo:rsid="008afc6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rom:<text:tab/><text:tab/><text:span text:style-name="T8">Dr. Timothy Leung</text:span></text:p>
      <text:p text:style-name="P6"><text:span text:style-name="T8"><text:tab/><text:tab/>Olympiads School</text:span></text:p>
      <text:p text:style-name="P2">To:<text:tab/><text:tab/><text:span text:style-name="T1">Physics AP students</text:span></text:p>
      <text:p text:style-name="P2">Subject:<text:tab/><text:span text:style-name="T1">Notice for Topics 4 &amp; 5</text:span></text:p>
      <text:p text:style-name="P1"/>
      <text:p text:style-name="P7"><text:span text:style-name="T4">Please note that there </text:span><text:span text:style-name="T5">the homework problems for Topic 4 (</text:span><text:span text:style-name="T6">momentum, impulse and collisions) </text:span><text:span text:style-name="T4">will be </text:span><text:span text:style-name="T6">combined with Topic 5 (center of mass) </text:span><text:span text:style-name="T7">as both topics are relatively short.</text:span></text:p>
      <text:p text:style-name="P7"><text:span text:style-name="T7"/></text:p>
      <text:p text:style-name="P8"><text:span text:style-name="T2">After Topic 5, the next three topics (general circular motion, harmonic motion, and universal gravitation) will be contain new concepts and equations.</text:span></text:p>
      <text:p text:style-name="P5"><text:span text:style-name="T3"/></text:p>
      <text:p text:style-name="P3"/>
      <text:p text:style-name="P4">Olympiads Scho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1" svg:font-family="Lato" style:font-pitch="variable"/>
    <style:font-face style:name="Lato" svg:font-family="La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ato" fo:font-family="Lato" style:font-style-name="Regular" style:font-pitch="variable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3:33:04.130618321</meta:creation-date>
    <dc:date>2019-11-21T14:44:31.854772563</dc:date>
    <meta:editing-duration>PT1H19M54S</meta:editing-duration>
    <meta:editing-cycles>116</meta:editing-cycles>
    <meta:generator>LibreOffice/6.2.4.2$Linux_X86_64 LibreOffice_project/2412653d852ce75f65fbfa83fb7e7b669a126d64</meta:generator>
    <dc:creator>Timothy Leung</dc:creator>
    <meta:document-statistic meta:table-count="0" meta:image-count="0" meta:object-count="0" meta:page-count="1" meta:paragraph-count="7" meta:word-count="70" meta:character-count="439" meta:non-whitespace-character-count="372"/>
  </office:meta>
</office:document-meta>
</file>